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2" svg:font-family="'Droid Sans Fallback'" style:font-family-generic="swiss"/>
    <style:font-face style:name="Ubuntu Mono" svg:font-family="'Ubuntu Mono'" style:font-pitch="fixed"/>
    <style:font-face style:name="Ubuntu Mono1" svg:font-family="'Ubuntu Mono'" style:font-adornments="標準" style:font-pitch="fixed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text-properties style:font-name="思源黑體 Normal" style:font-name-asian="思源黑體 Normal" style:font-name-complex="標楷體"/>
    </style:style>
    <style:style style:name="P5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0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1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2" style:family="paragraph" style:parent-style-name="Preformatted_20_Text">
      <style:paragraph-properties fo:margin-top="0cm" fo:margin-bottom="0.499cm" style:contextual-spacing="false"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13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696969" style:font-name="Ubuntu Mono" style:font-name-asian="Ubuntu Mono"/>
    </style:style>
    <style:style style:name="P14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15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16" style:family="paragraph" style:parent-style-name="Preformatted_20_Text">
      <style:paragraph-properties fo:background-color="#ffffff" style:snap-to-layout-grid="false">
        <style:background-image/>
      </style:paragraph-properties>
      <style:text-properties style:font-name="Ubuntu Mono" style:font-name-asian="Ubuntu Mono"/>
    </style:style>
    <style:style style:name="P17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18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9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20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21" style:family="paragraph" style:parent-style-name="Standard">
      <style:paragraph-properties fo:background-color="#ffffff" style:snap-to-layout-grid="false">
        <style:background-image/>
      </style:paragraph-properties>
      <style:text-properties style:use-window-font-color="true" style:font-name="Lato" fo:font-size="13.6999998092651pt" fo:language="en" fo:country="US" officeooo:rsid="001616a1" officeooo:paragraph-rsid="0018eaaf" style:letter-kerning="true" style:font-name-asian="思源黑體 Normal" style:font-size-asian="12pt" style:language-asian="zh" style:country-asian="TW" style:font-name-complex="標楷體" style:font-size-complex="13.6999998092651pt" style:language-complex="ar" style:country-complex="SA"/>
    </style:style>
    <style:style style:name="P22" style:family="paragraph" style:parent-style-name="Standard">
      <style:paragraph-properties fo:break-before="page"/>
      <style:text-properties style:font-name="思源黑體 Normal" officeooo:rsid="001616a1" officeooo:paragraph-rsid="001616a1" style:font-name-asian="思源黑體 Normal" style:font-name-complex="標楷體"/>
    </style:style>
    <style:style style:name="P23" style:family="paragraph" style:parent-style-name="Standard">
      <style:paragraph-properties fo:break-before="page"/>
      <style:text-properties style:font-name="Lato" officeooo:rsid="001616a1" officeooo:paragraph-rsid="001616a1" style:font-name-asian="思源黑體 Normal" style:font-name-complex="標楷體"/>
    </style:style>
    <style:style style:name="P24" style:family="paragraph" style:parent-style-name="Standard">
      <style:paragraph-properties fo:break-before="page" fo:background-color="#ffffff" style:snap-to-layout-grid="false">
        <style:background-image/>
      </style:paragraph-properties>
      <style:text-properties style:use-window-font-color="true" style:font-name="Lato" fo:font-size="24pt" fo:language="en" fo:country="US" officeooo:rsid="001616a1" officeooo:paragraph-rsid="0018eaaf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25" style:family="paragraph" style:parent-style-name="Preformatted_20_Text">
      <style:paragraph-properties style:snap-to-layout-grid="false"/>
      <style:text-properties fo:color="#696969" style:font-name="Ubuntu Mono" officeooo:rsid="001616a1" officeooo:paragraph-rsid="001616a1" style:font-name-asian="Ubuntu Mono" style:font-name-complex="標楷體"/>
    </style:style>
    <style:style style:name="P26" style:family="paragraph" style:parent-style-name="Preformatted_20_Text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27" style:family="paragraph" style:parent-style-name="Preformatted_20_Text">
      <style:paragraph-properties fo:line-height="100%"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2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0080"/>
    </style:style>
    <style:style style:name="P29" style:family="paragraph" style:parent-style-name="Preformatted_20_Text">
      <style:paragraph-properties fo:margin-top="0cm" fo:margin-bottom="0.499cm" style:contextual-spacing="false"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30" style:family="paragraph" style:parent-style-name="Preformatted_20_Text">
      <style:paragraph-properties fo:background-color="#ffffff">
        <style:background-image/>
      </style:paragraph-properties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32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696969" style:font-name="Ubuntu Mono" style:font-name-asian="Ubuntu Mono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4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00000" style:font-name="Ubuntu Mono" style:font-name-asian="Ubuntu Mono"/>
    </style:style>
    <style:style style:name="P35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800080" style:font-name="Ubuntu Mono" style:font-name-asian="Ubuntu Mono"/>
    </style:style>
    <style:style style:name="P36" style:family="paragraph" style:parent-style-name="Preformatted_20_Text">
      <style:paragraph-properties fo:background-color="#ffffff" style:snap-to-layout-grid="false">
        <style:background-image/>
      </style:paragraph-properties>
      <style:text-properties fo:color="#074726" style:font-name="Ubuntu Mono" style:font-name-asian="Ubuntu Mono"/>
    </style:style>
    <style:style style:name="P37" style:family="paragraph" style:parent-style-name="code">
      <style:text-properties officeooo:paragraph-rsid="0019b400"/>
    </style:style>
    <style:style style:name="P38" style:family="paragraph" style:parent-style-name="code">
      <style:text-properties fo:color="#000000" style:font-name="思源黑體 Normal" fo:font-size="12pt" fo:language="en" fo:country="US" officeooo:rsid="001616a1" style:letter-kerning="true" style:font-name-asian="思源黑體 Normal" style:font-size-asian="12pt" style:language-asian="zh" style:country-asian="TW" style:font-name-complex="標楷體" style:font-size-complex="10pt" style:language-complex="ar" style:country-complex="SA"/>
    </style:style>
    <style:style style:name="P39" style:family="paragraph" style:parent-style-name="code">
      <style:text-properties officeooo:paragraph-rsid="00221a50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800000" style:font-name="Ubuntu Mono" fo:font-weight="bold" style:font-name-asian="Ubuntu Mono"/>
    </style:style>
    <style:style style:name="T5" style:family="text">
      <style:text-properties fo:color="#40015a"/>
    </style:style>
    <style:style style:name="T6" style:family="text">
      <style:text-properties fo:color="#666616"/>
    </style:style>
    <style:style style:name="T7" style:family="text">
      <style:text-properties fo:color="#800080"/>
    </style:style>
    <style:style style:name="T8" style:family="text">
      <style:text-properties fo:color="#400000"/>
    </style:style>
    <style:style style:name="T9" style:family="text">
      <style:text-properties fo:color="#808030"/>
    </style:style>
    <style:style style:name="T10" style:family="text">
      <style:text-properties fo:color="#808030" style:font-name="Ubuntu Mono" style:font-name-asian="Ubuntu Mono"/>
    </style:style>
    <style:style style:name="T11" style:family="text">
      <style:text-properties fo:color="#603000"/>
    </style:style>
    <style:style style:name="T12" style:family="text">
      <style:text-properties fo:color="#0000e6"/>
    </style:style>
    <style:style style:name="T13" style:family="text">
      <style:text-properties fo:color="#0f69ff"/>
    </style:style>
    <style:style style:name="T14" style:family="text">
      <style:text-properties fo:color="#008c00"/>
    </style:style>
    <style:style style:name="T15" style:family="text">
      <style:text-properties fo:color="#008000"/>
    </style:style>
    <style:style style:name="T16" style:family="text">
      <style:text-properties fo:color="#696969"/>
    </style:style>
    <style:style style:name="T17" style:family="text">
      <style:text-properties style:font-name-asian="思源黑體 Normal"/>
    </style:style>
    <style:style style:name="T18" style:family="text">
      <style:text-properties officeooo:rsid="0018eaaf"/>
    </style:style>
    <style:style style:name="T19" style:family="text">
      <style:text-properties officeooo:rsid="0019b400"/>
    </style:style>
    <style:style style:name="T20" style:family="text">
      <style:text-properties fo:color="#5555dd"/>
    </style:style>
    <style:style style:name="T21" style:family="text">
      <style:text-properties fo:color="#000000" style:font-name="Ubuntu Mono" style:font-name-asian="Ubuntu Mono"/>
    </style:style>
    <style:style style:name="T22" style:family="text">
      <style:text-properties style:use-window-font-color="true" style:font-name="Lato" fo:font-size="24pt" fo:language="en" fo:country="US" style:letter-kerning="true" style:font-size-asian="24pt" style:language-asian="zh" style:country-asian="TW" style:font-size-complex="24pt" style:language-complex="ar" style:country-complex="SA"/>
    </style:style>
    <style:style style:name="T23" style:family="text">
      <style:text-properties style:use-window-font-color="true" fo:font-size="24pt" fo:language="en" fo:country="US" style:letter-kerning="true" style:font-size-asian="24pt" style:language-asian="zh" style:country-asian="TW" style:font-size-complex="24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3cm" draw:visible-area-height="1.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5"/>
      <text:p text:style-name="P17">作　　業　　二</text:p>
      <text:p text:style-name="P7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7">姓名</text:p>
          </table:table-cell>
          <table:table-cell table:style-name="表格2.B1" table:number-columns-spanned="2" office:value-type="string">
            <text:p text:style-name="P9">潘廣霖</text:p>
            <text:p text:style-name="P4"/>
          </table:table-cell>
          <table:covered-table-cell/>
        </table:table-row>
        <table:table-row table:style-name="表格2.1">
          <table:table-cell table:style-name="表格2.A1" office:value-type="string">
            <text:p text:style-name="P7">學號</text:p>
          </table:table-cell>
          <table:table-cell table:style-name="表格2.B1" table:number-columns-spanned="2" office:value-type="string">
            <text:p text:style-name="P9">B03203004</text:p>
            <text:p text:style-name="P4"/>
          </table:table-cell>
          <table:covered-table-cell/>
        </table:table-row>
        <table:table-row table:style-name="表格2.1">
          <table:table-cell table:style-name="表格2.A1" office:value-type="string">
            <text:p text:style-name="P7">原始程式</text:p>
            <text:p text:style-name="P7">檔名</text:p>
          </table:table-cell>
          <table:table-cell table:style-name="表格2.B1" table:number-columns-spanned="2" office:value-type="string">
            <text:p text:style-name="P18">HW0<text:span text:style-name="T19">2_002</text:span>.cpp <text:span text:style-name="T19">(</text:span>_ <text:span text:style-name="T19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1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7">分數比重</text:p>
          </table:table-cell>
          <table:table-cell table:style-name="表格2.A1" office:value-type="string">
            <text:p text:style-name="P7">項 <text:s text:c="17"/>目</text:p>
          </table:table-cell>
          <table:table-cell table:style-name="表格2.B1" office:value-type="string">
            <text:p text:style-name="P7">得 <text:s text:c="3"/>分</text:p>
          </table:table-cell>
        </table:table-row>
        <table:table-row table:style-name="表格2.6">
          <table:table-cell table:style-name="表格2.A6" office:value-type="string">
            <text:p text:style-name="P8"/>
            <text:p text:style-name="P7">40%</text:p>
            <text:p text:style-name="P7"/>
          </table:table-cell>
          <table:table-cell table:style-name="表格2.A6" office:value-type="string">
            <text:p text:style-name="P6"/>
            <text:p text:style-name="P5">程式是否能正確執行?</text:p>
          </table:table-cell>
          <table:table-cell table:style-name="表格2.C6" office:value-type="string">
            <text:p text:style-name="P8"/>
            <text:p text:style-name="P7"/>
          </table:table-cell>
        </table:table-row>
        <table:table-row table:style-name="表格2.7">
          <table:table-cell table:style-name="表格2.A1" table:number-rows-spanned="5" office:value-type="string">
            <text:p text:style-name="P8"/>
            <text:p text:style-name="P7"/>
            <text:p text:style-name="P7">40%</text:p>
            <text:p text:style-name="P7"/>
            <text:p text:style-name="P7"/>
          </table:table-cell>
          <table:table-cell table:style-name="表格2.A1" office:value-type="string">
            <text:p text:style-name="P5">程式之使用者介面與輸出結果?</text:p>
          </table:table-cell>
          <table:table-cell table:style-name="表格2.B1" table:number-rows-spanned="5" office:value-type="string">
            <text:p text:style-name="P8"/>
            <text:p text:style-name="P7"/>
          </table:table-cell>
        </table:table-row>
        <table:table-row table:style-name="表格2.8">
          <table:covered-table-cell/>
          <table:table-cell table:style-name="表格2.A1" office:value-type="string">
            <text:p text:style-name="P5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5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5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5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8"/>
            <text:p text:style-name="P7">20%</text:p>
            <text:p text:style-name="P7"/>
          </table:table-cell>
          <table:table-cell table:style-name="表格2.A1" office:value-type="string">
            <text:p text:style-name="P6"/>
            <text:p text:style-name="P5">程式之綜合評分</text:p>
          </table:table-cell>
          <table:table-cell table:style-name="表格2.B1" office:value-type="string">
            <text:p text:style-name="P8"/>
            <text:p text:style-name="P7"/>
          </table:table-cell>
        </table:table-row>
        <table:table-row table:style-name="表格2.13">
          <table:table-cell table:style-name="表格2.A1" table:number-columns-spanned="2" office:value-type="string">
            <text:p text:style-name="P10">總 <text:s text:c="4"/>分</text:p>
          </table:table-cell>
          <table:covered-table-cell/>
          <table:table-cell table:style-name="表格2.B1" office:value-type="string">
            <text:p text:style-name="P8"/>
          </table:table-cell>
        </table:table-row>
        <table:table-row table:style-name="表格2.14">
          <table:table-cell table:style-name="表格2.B1" table:number-columns-spanned="3" office:value-type="string">
            <text:p text:style-name="P5">評語：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P20"><text:soft-page-break/>A.</text:p>
      <text:p text:style-name="P20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A002.CPP</text:p>
      <text:p text:style-name="code">// <text:s/>DESCRIPTION : This is a program to print information about three integers</text:p>
      <text:p text:style-name="P39"><text:span text:style-name="T16">//================================================================</text:span></text:p>
      <text:p text:style-name="P39"><text:span text:style-name="T16"><text:line-break/></text:span>// make use of the max/min function in std::algorithm<text:line-break/><text:span text:style-name="T16">// ref: </text:span><text:span text:style-name="T20">http://stackoverflow.com/q/19897722/2281355</text:span></text:p>
      <text:p text:style-name="code"><text:span text:style-name="T1">#define max3</text:span><text:span text:style-name="T9">(</text:span><text:span text:style-name="T1">a</text:span><text:span text:style-name="T9">,</text:span><text:span text:style-name="T1"> b</text:span><text:span text:style-name="T9">,</text:span><text:span text:style-name="T1"> c</text:span><text:span text:style-name="T9">)</text:span><text:span text:style-name="T1"> max</text:span><text:span text:style-name="T9">(</text:span><text:span text:style-name="T1">max</text:span><text:span text:style-name="T9">(</text:span><text:span text:style-name="T1">a</text:span><text:span text:style-name="T9">,</text:span><text:span text:style-name="T1"> b</text:span><text:span text:style-name="T9">),</text:span><text:span text:style-name="T1"> c</text:span><text:span text:style-name="T9">)</text:span></text:p>
      <text:p text:style-name="code"><text:span text:style-name="T1">#define min3</text:span><text:span text:style-name="T9">(</text:span><text:span text:style-name="T1">a</text:span><text:span text:style-name="T9">,</text:span><text:span text:style-name="T1"> b</text:span><text:span text:style-name="T9">,</text:span><text:span text:style-name="T1"> c</text:span><text:span text:style-name="T9">)</text:span><text:span text:style-name="T1"> min</text:span><text:span text:style-name="T9">(</text:span><text:span text:style-name="T1">min</text:span><text:span text:style-name="T9">(</text:span><text:span text:style-name="T1">a</text:span><text:span text:style-name="T9">,</text:span><text:span text:style-name="T1"> b</text:span><text:span text:style-name="T9">),</text:span><text:span text:style-name="T1"> c</text:span><text:span text:style-name="T9">)</text:span>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algorith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P37"><text:span text:style-name="T3">int</text:span> <text:span text:style-name="T8">main</text:span><text:span text:style-name="T9">(</text:span><text:span text:style-name="T4">int</text:span><text:span text:style-name="T21"> argc</text:span><text:span text:style-name="T10">,</text:span><text:span text:style-name="T21"> _TCHAR</text:span><text:span text:style-name="T10">*</text:span><text:span text:style-name="T21"> argv</text:span><text:span text:style-name="T10">[]</text:span><text:span text:style-name="T9">)</text:span> <text:span text:style-name="T7">{</text:span></text:p>
      <text:p text:style-name="code"><text:s text:c="2"/><text:span text:style-name="T3">int</text:span> a<text:span text:style-name="T9">,</text:span> b<text:span text:style-name="T9">,</text:span> c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Input three different integers: </text:span><text:span text:style-name="T2">"</text:span><text:span text:style-name="T7">;</text:span></text:p>
      <text:p text:style-name="code"><text:s text:c="2"/><text:span text:style-name="T11">cin</text:span> <text:span text:style-name="T9">&gt;&gt;</text:span> a <text:span text:style-name="T9">&gt;&gt;</text:span> b <text:span text:style-name="T9">&gt;&gt;</text:span> c<text:span text:style-name="T7">;</text:span></text:p>
      <text:p text:style-name="code"><text:s text:c="2"/><text:span text:style-name="T3">int</text:span> sum <text:span text:style-name="T9">=</text:span> a <text:span text:style-name="T9">+</text:span> b <text:span text:style-name="T9">+</text:span> c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Sum is </text:span><text:span text:style-name="T2">"</text:span> <text:s text:c="12"/><text:span text:style-name="T9">&lt;&lt;</text:span> sum <text:s text:c="10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Average is </text:span><text:span text:style-name="T2">"</text:span> <text:s text:c="8"/><text:span text:style-name="T9">&lt;&lt;</text:span> <text:span text:style-name="T9">(</text:span>sum <text:span text:style-name="T9">/</text:span> <text:span text:style-name="T15">3.0</text:span><text:span text:style-name="T9">)</text:span> <text:s text:c="2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Product is </text:span><text:span text:style-name="T2">"</text:span> <text:s text:c="8"/><text:span text:style-name="T9">&lt;&lt;</text:span> <text:span text:style-name="T9">(</text:span>a <text:span text:style-name="T9">*</text:span> b <text:span text:style-name="T9">*</text:span> c<text:span text:style-name="T9">)</text:span> <text:s text:c="2"/>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Smallest number is </text:span><text:span text:style-name="T2">"</text:span> <text:span text:style-name="T9">&lt;&lt;</text:span> min3<text:span text:style-name="T9">(</text:span>a<text:span text:style-name="T9">,</text:span> b<text:span text:style-name="T9">,</text:span> c<text:span text:style-name="T9">)</text:span> <text:span text:style-name="T9">&lt;&lt;</text:span> <text:span text:style-name="T11">endl</text:span>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Largest number is </text:span><text:span text:style-name="T2">"</text:span> <text:s/><text:span text:style-name="T9">&lt;&lt;</text:span> max3<text:span text:style-name="T9">(</text:span>a<text:span text:style-name="T9">,</text:span> b<text:span text:style-name="T9">,</text:span> c<text:span text:style-name="T9">)</text:span> <text:span text:style-name="T9">&lt;&lt;</text:span> <text:span text:style-name="T11">endl</text:span><text:span text:style-name="T7">;</text:span></text:p>
      <text:p text:style-name="code"><text:s text:c="2"/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4">0</text:span><text:span text:style-name="T7">;</text:span></text:p>
      <text:p text:style-name="code">}</text:p>
      <text:p text:style-name="P26"/>
      <text:p text:style-name="P22"><text:span text:style-name="T22">B.</text:span> </text:p>
      <text:p text:style-name="P19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B002.CPP</text:p>
      <text:p text:style-name="code">// <text:s/>DESCRIPTION : This is a program to estimate the temperature of a fridge since a power failure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int</text:span> hh<text:span text:style-name="T9">,</text:span> mm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time since power failure (&lt;hour&gt; &lt;minute&gt;): </text:span><text:span text:style-name="T2">"</text:span><text:span text:style-name="T7">;</text:span></text:p>
      <text:p text:style-name="code"><text:s text:c="2"/></text:p>
      <text:p text:style-name="code"><text:s text:c="2"/><text:span text:style-name="T11">cin</text:span> <text:span text:style-name="T9">&gt;&gt;</text:span> hh <text:span text:style-name="T9">&gt;&gt;</text:span> mm<text:span text:style-name="T7">;</text:span></text:p>
      <text:p text:style-name="code"><text:s text:c="2"/><text:span text:style-name="T3">double</text:span> t <text:span text:style-name="T9">=</text:span> hh <text:span text:style-name="T9">+</text:span> mm <text:span text:style-name="T9">/</text:span> <text:span text:style-name="T15">60.0</text:span><text:span text:style-name="T7">;</text:span></text:p>
      <text:p text:style-name="code"><text:s text:c="2"/><text:span text:style-name="T16">// formula given in the question</text:span></text:p>
      <text:p text:style-name="code"><text:s text:c="2"/><text:span text:style-name="T3">double</text:span> ans <text:span text:style-name="T9">=</text:span> <text:s/><text:span text:style-name="T14">4</text:span> <text:span text:style-name="T9">*</text:span> t <text:span text:style-name="T9">*</text:span> t <text:span text:style-name="T9">/</text:span> <text:span text:style-name="T9">(</text:span>t <text:span text:style-name="T9">+</text:span> <text:span text:style-name="T14">2</text:span><text:span text:style-name="T9">)</text:span> <text:span text:style-name="T9">-</text:span> <text:span text:style-name="T14">20</text:span><text:span text:style-name="T7">;</text:span></text:p>
      <text:p text:style-name="code"/>
      <text:p text:style-name="code"><text:s text:c="2"/><text:span text:style-name="T11">cout</text:span> <text:span text:style-name="T9">&lt;&lt;</text:span> <text:span text:style-name="T11">endl</text:span> <text:span text:style-name="T9">&lt;&lt;</text:span> <text:span text:style-name="T2">"</text:span><text:span text:style-name="T12">Estimated T is </text:span><text:span text:style-name="T2">"</text:span> <text:span text:style-name="T9">&lt;&lt;</text:span> ans <text:span text:style-name="T9">&lt;&lt;</text:span> <text:span text:style-name="T2">"</text:span><text:span text:style-name="T12">. </text:span><text:span text:style-name="T2">"</text:span> <text:span text:style-name="T9">&lt;&lt;</text:span> <text:span text:style-name="T11">endl</text:span><text:span text:style-name="T7">;</text:span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4">0</text:span><text:span text:style-name="T7">;</text:span></text:p>
      <text:p text:style-name="code">}</text:p>
      <text:p text:style-name="P27"/>
      <text:p text:style-name="P23"><text:span text:style-name="T23">C.</text:span></text:p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C002.CPP</text:p>
      <text:p text:style-name="code">// <text:s/>DESCRIPTION : This is a program to calculate BMR and express it in numbers of chocolate bars.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double</text:span> weight<text:span text:style-name="T9">,</text:span> height<text:span text:style-name="T9">,</text:span> age<text:span text:style-name="T7">;</text:span></text:p>
      <text:p text:style-name="code"><text:s text:c="2"/><text:span text:style-name="T3">char</text:span> gender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weight (in kg): </text:span><text:span text:style-name="T2">"</text:span><text:span text:style-name="T7">;</text:span></text:p>
      <text:p text:style-name="code"><text:s text:c="2"/><text:span text:style-name="T11">cin</text:span> <text:span text:style-name="T9">&gt;&gt;</text:span> weight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height (in cm): </text:span><text:span text:style-name="T2">"</text:span><text:span text:style-name="T7">;</text:span></text:p>
      <text:p text:style-name="code"><text:s text:c="2"/><text:span text:style-name="T11">cin</text:span> <text:span text:style-name="T9">&gt;&gt;</text:span> height<text:span text:style-name="T7">;</text:span></text:p>
      <text:p text:style-name="code"><text:s text:c="2"/><text:span text:style-name="T11">cout</text:span> <text:span text:style-name="T9">&lt;&lt;</text:span> <text:span text:style-name="T2">"</text:span><text:span text:style-name="T12">Enter your age (in year): </text:span><text:span text:style-name="T2">"</text:span><text:span text:style-name="T7">;</text:span></text:p>
      <text:p text:style-name="code"><text:s text:c="2"/><text:span text:style-name="T11">cin</text:span> <text:span text:style-name="T9">&gt;&gt;</text:span> age<text:span text:style-name="T7">;</text:span></text:p>
      <text:p text:style-name="code"><text:s text:c="2"/><text:span text:style-name="T16">// M for male and F for female</text:span></text:p>
      <text:p text:style-name="code"><text:s text:c="2"/><text:span text:style-name="T11">cout</text:span> <text:span text:style-name="T9">&lt;&lt;</text:span> <text:span text:style-name="T2">"</text:span><text:span text:style-name="T12">Enter your gender (M / F): </text:span><text:span text:style-name="T2">"</text:span><text:span text:style-name="T7">;</text:span></text:p>
      <text:p text:style-name="code"><text:s text:c="2"/><text:span text:style-name="T11">cin</text:span> <text:span text:style-name="T9">&gt;&gt;</text:span> gender<text:span text:style-name="T7">;</text:span></text:p>
      <text:p text:style-name="code"/>
      <text:p text:style-name="code"><text:s text:c="2"/><text:span text:style-name="T3">double</text:span> bmr<text:span text:style-name="T7">;</text:span></text:p>
      <text:p text:style-name="code"><text:s text:c="2"/><text:span text:style-name="T16">// accepts both uppercase and lowercase</text:span></text:p>
      <text:p text:style-name="code"><text:s text:c="2"/><text:span text:style-name="T3">if</text:span> <text:span text:style-name="T9">(</text:span>gender <text:span text:style-name="T9">==</text:span> <text:span text:style-name="T12">'M'</text:span> <text:span text:style-name="T9">||</text:span> gender <text:span text:style-name="T9">==</text:span> <text:span text:style-name="T12">'m'</text:span><text:span text:style-name="T9">)</text:span></text:p>
      <text:p text:style-name="code"><text:s text:c="4"/>bmr <text:span text:style-name="T9">=</text:span> <text:span text:style-name="T15">66.5</text:span> <text:span text:style-name="T9">+</text:span> <text:span text:style-name="T15">13.75</text:span> <text:span text:style-name="T9">*</text:span> weight <text:span text:style-name="T9">+</text:span> <text:span text:style-name="T15">5.003</text:span> <text:span text:style-name="T9">*</text:span> height <text:span text:style-name="T9">-</text:span> <text:span text:style-name="T15">6.755</text:span> <text:span text:style-name="T9">*</text:span> age<text:span text:style-name="T7">;</text:span></text:p>
      <text:p text:style-name="code"><text:s text:c="2"/><text:span text:style-name="T3">else</text:span> <text:span text:style-name="T3">if</text:span> <text:span text:style-name="T9">(</text:span>gender <text:span text:style-name="T9">==</text:span> <text:span text:style-name="T12">'F'</text:span> <text:span text:style-name="T9">||</text:span> gender <text:span text:style-name="T9">==</text:span> <text:span text:style-name="T12">'f'</text:span><text:span text:style-name="T9">)</text:span></text:p>
      <text:p text:style-name="code"><text:s text:c="4"/>bmr <text:span text:style-name="T9">=</text:span> <text:span text:style-name="T14">655</text:span> <text:span text:style-name="T9">+</text:span> <text:span text:style-name="T15">9.563</text:span> <text:span text:style-name="T9">*</text:span> weight <text:span text:style-name="T9">+</text:span> <text:span text:style-name="T15">1.850</text:span> <text:span text:style-name="T9">*</text:span> height <text:span text:style-name="T9">-</text:span> <text:span text:style-name="T15">4.676</text:span> <text:span text:style-name="T9">*</text:span> age<text:span text:style-name="T7">;</text:span></text:p>
      <text:p text:style-name="code"><text:s text:c="2"/><text:span text:style-name="T3">else</text:span> <text:span text:style-name="T7">{</text:span></text:p>
      <text:p text:style-name="code"><text:s text:c="4"/><text:span text:style-name="T16">// input invalid</text:span></text:p>
      <text:p text:style-name="code"><text:s text:c="4"/><text:span text:style-name="T11">cout</text:span> <text:span text:style-name="T9">&lt;&lt;</text:span> <text:span text:style-name="T2">"</text:span><text:span text:style-name="T12">Please enter either M or F for your gender! Exiting...</text:span><text:span text:style-name="T2">"</text:span> <text:span text:style-name="T9">&lt;&lt;</text:span> <text:span text:style-name="T11">endl</text:span><text:span text:style-name="T7">;</text:span></text:p>
      <text:p text:style-name="code"><text:s text:c="4"/><text:span text:style-name="T3">return</text:span> <text:span text:style-name="T14">0</text:span><text:span text:style-name="T7">;</text:span></text:p>
      <text:p text:style-name="code"><text:s text:c="2"/><text:span text:style-name="T7">}</text:span></text:p>
      <text:p text:style-name="code"/>
      <text:p text:style-name="code"><text:s text:c="2"/><text:span text:style-name="T11">cout</text:span> <text:span text:style-name="T9">&lt;&lt;</text:span> <text:span text:style-name="T2">"</text:span><text:span text:style-name="T12">You need to eat </text:span><text:span text:style-name="T2">"</text:span> </text:p>
      <text:p text:style-name="code"><text:s text:c="7"/><text:span text:style-name="T9">&lt;&lt;</text:span> bmr <text:span text:style-name="T9">/</text:span> <text:span text:style-name="T14">230</text:span> </text:p>
      <text:p text:style-name="code"><text:s text:c="7"/><text:span text:style-name="T9">&lt;&lt;</text:span> <text:span text:style-name="T2">"</text:span><text:span text:style-name="T12"> chocolate bar(s) at least to maintain your life.</text:span><text:span text:style-name="T2">"</text:span></text:p>
      <text:p text:style-name="code"><text:s text:c="7"/><text:span text:style-name="T9">&lt;&lt;</text:span> <text:span text:style-name="T11">endl</text:span><text:span text:style-name="T7">;</text:span></text:p>
      <text:p text:style-name="code"/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4">0</text:span><text:span text:style-name="T7">;</text:span></text:p>
      <text:p text:style-name="code">}</text:p>
      <text:p text:style-name="P38"/>
      <text:p text:style-name="P24">D.</text:p>
      <text:p text:style-name="P21"/>
      <text:p text:style-name="code">//================================================================</text:p>
      <text:p text:style-name="code">// <text:s/>PROGRAMMER <text:s/>: 潘廣霖 </text:p>
      <text:p text:style-name="code">// <text:s/>DATE <text:s text:c="7"/>: 2015-10-08</text:p>
      <text:p text:style-name="code">// <text:s/>FILENAME <text:s text:c="3"/>: HW02D002.CPP</text:p>
      <text:p text:style-name="code">// <text:s/>DESCRIPTION : This is a program to help calculate the sum of 3 cards in a blackjack game</text:p>
      <text:p text:style-name="code">//================================================================</text:p>
      <text:p text:style-name="code"/>
      <text:p text:style-name="code">// not to rely on the max function in std::algorithm</text:p>
      <text:p text:style-name="code"><text:span text:style-name="T1">#define min</text:span><text:span text:style-name="T9">(</text:span><text:span text:style-name="T1">a</text:span><text:span text:style-name="T9">,</text:span><text:span text:style-name="T1"> b</text:span><text:span text:style-name="T9">)</text:span><text:span text:style-name="T1"> </text:span><text:span text:style-name="T9">((</text:span><text:span text:style-name="T1">a</text:span><text:span text:style-name="T9">)</text:span><text:span text:style-name="T1"> </text:span><text:span text:style-name="T9">&lt;</text:span><text:span text:style-name="T1"> </text:span><text:span text:style-name="T9">(</text:span><text:span text:style-name="T1">b</text:span><text:span text:style-name="T9">)</text:span><text:span text:style-name="T1"> </text:span><text:span text:style-name="T9">?</text:span><text:span text:style-name="T1"> </text:span><text:span text:style-name="T9">(</text:span><text:span text:style-name="T1">a</text:span><text:span text:style-name="T9">)</text:span><text:span text:style-name="T1"> </text:span><text:span text:style-name="T9">:</text:span><text:span text:style-name="T1"> </text:span><text:span text:style-name="T9">(</text:span><text:span text:style-name="T1">b</text:span><text:span text:style-name="T9">))</text:span></text:p>
      <text:p text:style-name="code"/>
      <text:p text:style-name="code"><text:span text:style-name="T1">#include </text:span><text:span text:style-name="T2">"</text:span><text:span text:style-name="T5">stdafx.h</text:span><text:span text:style-name="T2">"</text:span></text:p>
      <text:p text:style-name="code"><text:span text:style-name="T1">#include</text:span><text:span text:style-name="T2">&lt;</text:span><text:span text:style-name="T5">iostream</text:span><text:span text:style-name="T2">&gt;</text:span></text:p>
      <text:p text:style-name="code"><text:span text:style-name="T1">#include</text:span><text:span text:style-name="T2">&lt;</text:span><text:span text:style-name="T5">cstdlib</text:span><text:span text:style-name="T2">&gt;</text:span></text:p>
      <text:p text:style-name="code"><text:span text:style-name="T1">#include</text:span><text:span text:style-name="T2">&lt;</text:span><text:span text:style-name="T5">cmath</text:span><text:span text:style-name="T2">&gt;</text:span></text:p>
      <text:p text:style-name="code"><text:span text:style-name="T3">using</text:span> <text:span text:style-name="T3">namespace</text:span> <text:span text:style-name="T6">std</text:span><text:span text:style-name="T7">;</text:span></text:p>
      <text:p text:style-name="code"/>
      <text:p text:style-name="code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code"><text:s text:c="2"/><text:span text:style-name="T3">int</text:span> a<text:span text:style-name="T9">,</text:span> b<text:span text:style-name="T9">,</text:span> c<text:span text:style-name="T9">,</text:span> sum <text:span text:style-name="T9">=</text:span> <text:span text:style-name="T14">0</text:span><text:span text:style-name="T7">;</text:span></text:p>
      <text:p text:style-name="code"/>
      <text:p text:style-name="code"><text:s text:c="2"/><text:span text:style-name="T16">// 1 for A, 2 for 2, ..., K for 13</text:span></text:p>
      <text:p text:style-name="code"><text:s text:c="2"/><text:span text:style-name="T11">cout</text:span> <text:span text:style-name="T9">&lt;&lt;</text:span> <text:span text:style-name="T2">"</text:span><text:span text:style-name="T12">Enter three cards in a blackjack game [1 ~ 13]: </text:span><text:span text:style-name="T2">"</text:span><text:span text:style-name="T7">;</text:span></text:p>
      <text:p text:style-name="code"><text:s text:c="2"/><text:span text:style-name="T11">cin</text:span> <text:span text:style-name="T9">&gt;&gt;</text:span> a <text:span text:style-name="T9">&gt;&gt;</text:span> b <text:span text:style-name="T9">&gt;&gt;</text:span> c<text:span text:style-name="T7">;</text:span></text:p>
      <text:p text:style-name="code"/>
      <text:p text:style-name="code"><text:s text:c="2"/><text:span text:style-name="T16">// treat 1 as one point</text:span></text:p>
      <text:p text:style-name="code"><text:s text:c="2"/><text:span text:style-name="T3">int</text:span> ace <text:span text:style-name="T9">=</text:span> <text:span text:style-name="T9">(</text:span><text:span text:style-name="T3">int</text:span><text:span text:style-name="T9">)(</text:span>a <text:span text:style-name="T9">==</text:span> <text:span text:style-name="T14">1</text:span> <text:span text:style-name="T9">||</text:span> b <text:span text:style-name="T9">==</text:span> <text:span text:style-name="T14">1</text:span> <text:span text:style-name="T9">||</text:span> c <text:span text:style-name="T9">==</text:span> <text:span text:style-name="T14">1</text:span><text:span text:style-name="T9">)</text:span><text:span text:style-name="T7">;</text:span></text:p>
      <text:p text:style-name="code"/>
      <text:p text:style-name="code"><text:s text:c="2"/><text:span text:style-name="T16">// this statement is equivent to</text:span></text:p>
      <text:p text:style-name="code"><text:s text:c="2"/><text:span text:style-name="T16">// if (a &gt; 10) sum += 10; else sum += a;</text:span></text:p>
      <text:p text:style-name="code"><text:s text:c="2"/><text:span text:style-name="T16">// ... for b and c</text:span></text:p>
      <text:p text:style-name="code"><text:s text:c="2"/>sum <text:span text:style-name="T9">+=</text:span> <text:span text:style-name="T11">min</text:span><text:span text:style-name="T9">(</text:span>a<text:span text:style-name="T9">,</text:span> <text:span text:style-name="T14">10</text:span><text:span text:style-name="T9">)</text:span> <text:span text:style-name="T9">+</text:span> <text:span text:style-name="T11">min</text:span><text:span text:style-name="T9">(</text:span>b<text:span text:style-name="T9">,</text:span> <text:span text:style-name="T14">10</text:span><text:span text:style-name="T9">)</text:span> <text:span text:style-name="T9">+</text:span> <text:span text:style-name="T11">min</text:span><text:span text:style-name="T9">(</text:span>c<text:span text:style-name="T9">,</text:span> <text:span text:style-name="T14">10</text:span><text:span text:style-name="T9">)</text:span><text:span text:style-name="T7">;</text:span></text:p>
      <text:p text:style-name="code"><text:s/></text:p>
      <text:p text:style-name="code"><text:s text:c="2"/><text:span text:style-name="T16">// promote ace to 11 points if the result does not exceed 21.</text:span></text:p>
      <text:p text:style-name="code"><text:s text:c="2"/><text:span text:style-name="T16">// there is no need to handle multiple aces(?),</text:span></text:p>
      <text:p text:style-name="code"><text:s text:c="2"/><text:span text:style-name="T16">// because it will not satisfy the condition.</text:span></text:p>
      <text:p text:style-name="code"><text:s text:c="2"/><text:span text:style-name="T3">if</text:span> <text:span text:style-name="T9">(</text:span>sum <text:span text:style-name="T9">&lt;=</text:span> <text:span text:style-name="T14">11</text:span> <text:span text:style-name="T9">&amp;&amp;</text:span> ace<text:span text:style-name="T9">)</text:span> sum <text:span text:style-name="T9">+=</text:span> <text:span text:style-name="T14">10</text:span><text:span text:style-name="T7">;</text:span></text:p>
      <text:p text:style-name="code"/>
      <text:p text:style-name="code"><text:s text:c="2"/><text:span text:style-name="T11">cout</text:span> <text:span text:style-name="T9">&lt;&lt;</text:span> <text:span text:style-name="T2">"</text:span><text:span text:style-name="T12">These cards yield </text:span><text:span text:style-name="T2">"</text:span> <text:span text:style-name="T9">&lt;&lt;</text:span> sum <text:span text:style-name="T9">&lt;&lt;</text:span> <text:span text:style-name="T2">"</text:span><text:span text:style-name="T12"> point(s).</text:span><text:span text:style-name="T2">"</text:span> <text:span text:style-name="T9">&lt;&lt;</text:span> <text:span text:style-name="T11">endl</text:span><text:span text:style-name="T7">;</text:span></text:p>
      <text:p text:style-name="code"><text:s text:c="2"/></text:p>
      <text:p text:style-name="code"><text:s text:c="2"/><text:span text:style-name="T11">system</text:span><text:span text:style-name="T9">(</text:span><text:span text:style-name="T2">"</text:span><text:span text:style-name="T12">pause</text:span><text:span text:style-name="T2">"</text:span><text:span text:style-name="T9">)</text:span><text:span text:style-name="T7">;</text:span></text:p>
      <text:p text:style-name="code"><text:s text:c="2"/><text:span text:style-name="T3">return</text:span> <text:span text:style-name="T14">0</text:span><text:span text:style-name="T7">;</text:span></text:p>
      <text:p text:style-name="code">}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2" svg:font-family="'Droid Sans Fallback'" style:font-family-generic="swiss"/>
    <style:font-face style:name="Ubuntu Mono" svg:font-family="'Ubuntu Mono'" style:font-pitch="fixed"/>
    <style:font-face style:name="Ubuntu Mono1" svg:font-family="'Ubuntu Mono'" style:font-adornments="標準" style:font-pitch="fixed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nap-to-layout-grid="false"/>
      <style:text-properties fo:color="#696969" style:font-name="Ubuntu Mono" fo:font-family="'Ubuntu Mono'" style:font-pitch="fixed" fo:font-size="10pt" officeooo:rsid="001616a1" style:font-name-asian="Ubuntu Mono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1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0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ffffff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3cm" draw:visible-area-height="1.01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4"><draw:text-box><text:p text:style-name="MP2"><draw:frame draw:style-name="Mfr2" draw:name="物件1" text:anchor-type="as-char" svg:width="1.099cm" svg:height="0.889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0-08T23:20:51.320544512</dc:date>
    <meta:editing-cycles>12</meta:editing-cycles>
    <meta:editing-duration>P2171DT9H52M16S</meta:editing-duration>
    <meta:generator>LibreOffice/4.2.8.2$Linux_X86_64 LibreOffice_project/420m0$Build-2</meta:generator>
    <meta:document-statistic meta:table-count="2" meta:image-count="0" meta:object-count="1" meta:page-count="5" meta:paragraph-count="159" meta:word-count="845" meta:character-count="4496" meta:non-whitespace-character-count="3608"/>
  </office:meta>
</office:document-meta>
</file>